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30000014AC8318A69.png" manifest:media-type="image/png"/>
  <manifest:file-entry manifest:full-path="Pictures/10000001000003020000025927F2A051.png" manifest:media-type="image/png"/>
  <manifest:file-entry manifest:full-path="Pictures/10000001000003C70000013A1B762489.png" manifest:media-type="image/png"/>
  <manifest:file-entry manifest:full-path="Pictures/10000001000002F100000056EED65F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bec" officeooo:paragraph-rsid="001bfbec"/>
    </style:style>
    <style:style style:name="P2" style:family="paragraph" style:parent-style-name="Standard">
      <style:text-properties officeooo:rsid="001daac3" officeooo:paragraph-rsid="001daac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 – tipos de da datos</text:p>
      <text:p text:style-name="P1"/>
      <text:p text:style-name="P1">A.</text:p>
      <text:p text:style-name="P1"/>
      <text:p text:style-name="P1"><draw:frame draw:style-name="fr1" draw:name="Imagen1" text:anchor-type="as-char" svg:width="17cm" svg:height="5.824cm" draw:z-index="0"><draw:image xlink:href="Pictures/10000001000003C30000014AC8318A69.png" xlink:type="simple" xlink:show="embed" xlink:actuate="onLoad" draw:mime-type="image/png"/></draw:frame></text:p>
      <text:p text:style-name="P1"/>
      <text:p text:style-name="P1"><draw:frame draw:style-name="fr1" draw:name="Imagen2" text:anchor-type="as-char" svg:width="17cm" svg:height="5.519cm" draw:z-index="1"><draw:image xlink:href="Pictures/10000001000003C70000013A1B762489.png" xlink:type="simple" xlink:show="embed" xlink:actuate="onLoad" draw:mime-type="image/png"/></draw:frame></text:p>
      <text:p text:style-name="P1"/>
      <text:p text:style-name="P1"><text:soft-page-break/><draw:frame draw:style-name="fr1" draw:name="Imagen4" text:anchor-type="as-char" svg:width="17cm" svg:height="13.268cm" draw:z-index="3"><draw:image xlink:href="Pictures/10000001000003020000025927F2A0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EJERCICIO 2</text:p>
      <text:p text:style-name="P2"><draw:frame draw:style-name="fr1" draw:name="Imagen3" text:anchor-type="as-char" svg:width="17cm" svg:height="1.94cm" draw:z-index="2"><draw:image xlink:href="Pictures/10000001000002F100000056EED65F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51:50.892000000</meta:creation-date>
    <dc:date>2025-02-05T09:39:43.012000000</dc:date>
    <meta:editing-duration>PT46M30S</meta:editing-duration>
    <meta:editing-cycles>1</meta:editing-cycles>
    <meta:document-statistic meta:table-count="0" meta:image-count="4" meta:object-count="0" meta:page-count="2" meta:paragraph-count="7" meta:word-count="12" meta:character-count="52" meta:non-whitespace-character-count="44"/>
    <meta:generator>LibreOffice/24.8.4.2$Windows_X86_64 LibreOffice_project/bb3cfa12c7b1bf994ecc5649a80400d06cd71002</meta:generator>
  </office:meta>
</office:document-meta>
</file>